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11/2021</text:span></text:p>
      <text:p text:style-name="P9"/>
      <text:p text:style-name="P10">RECIBI CONFORME</text:p>
      <text:p text:style-name="P9"/>
      <text:p text:style-name="P11">CLIENTE: FLORES BORJA MARIA ISAB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2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7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NTREGA MERCADO BOCANEGRA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BORJA MARIA ISAB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3T15:26:1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